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0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9.31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255.09pt" svg:x="4.85pt" svg:y="312.01pt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3" table:number-columns-repeated="1017" table:default-cell-style-name="Default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mean daily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450" calcext:value-type="float">
            <text:p>45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ingle image</text:p>
          </table:table-cell>
          <table:table-cell table:style-name="ce4" office:value-type="string" calcext:value-type="string">
            <text:p>old tinderbox</text:p>
          </table:table-cell>
          <table:table-cell table:style-name="ce4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4"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1-(1-[.$C7]*[.$C$3]/[.$C$2])^[.D$5]" office:value-type="percentage" office:value="0" calcext:value-type="percentage">
            <text:p>0.0%</text:p>
          </table:table-cell>
          <table:table-cell table:formula="of:=1-(1-[.$C7]*[.$C$3]/[.$C$2])^[.E$5]" office:value-type="percentage" office:value="0" calcext:value-type="percentage">
            <text:p>0.0%</text:p>
          </table:table-cell>
          <table:table-cell table:formula="of:=1-(1-[.$C7]*[.$C$3]/[.$C$2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formula="of:=1-(1-[.$C8]*[.$C$3]/[.$C$2])^[.D$5]" office:value-type="percentage" office:value="0.0236842105263158" calcext:value-type="percentage">
            <text:p>2.4%</text:p>
          </table:table-cell>
          <table:table-cell table:formula="of:=1-(1-[.$C8]*[.$C$3]/[.$C$2])^[.E$5]" office:value-type="percentage" office:value="0.133952169722852" calcext:value-type="percentage">
            <text:p>13.4%</text:p>
          </table:table-cell>
          <table:table-cell table:formula="of:=1-(1-[.$C8]*[.$C$3]/[.$C$2])^[.F$5]" office:value-type="percentage" office:value="0.213129742439187" calcext:value-type="percentage">
            <text:p>21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formula="of:=1-(1-[.$C9]*[.$C$3]/[.$C$2])^[.D$5]" office:value-type="percentage" office:value="0.0473684210526316" calcext:value-type="percentage">
            <text:p>4.7%</text:p>
          </table:table-cell>
          <table:table-cell table:formula="of:=1-(1-[.$C9]*[.$C$3]/[.$C$2])^[.E$5]" office:value-type="percentage" office:value="0.252605593100042" calcext:value-type="percentage">
            <text:p>25.3%</text:p>
          </table:table-cell>
          <table:table-cell table:formula="of:=1-(1-[.$C9]*[.$C$3]/[.$C$2])^[.F$5]" office:value-type="percentage" office:value="0.384469270757951" calcext:value-type="percentage">
            <text:p>38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formula="of:=1-(1-[.$C10]*[.$C$3]/[.$C$2])^[.D$5]" office:value-type="percentage" office:value="0.0710526315789474" calcext:value-type="percentage">
            <text:p>7.1%</text:p>
          </table:table-cell>
          <table:table-cell table:formula="of:=1-(1-[.$C10]*[.$C$3]/[.$C$2])^[.E$5]" office:value-type="percentage" office:value="0.357391223580721" calcext:value-type="percentage">
            <text:p>35.7%</text:p>
          </table:table-cell>
          <table:table-cell table:formula="of:=1-(1-[.$C10]*[.$C$3]/[.$C$2])^[.F$5]" office:value-type="percentage" office:value="0.521467886683238" calcext:value-type="percentage">
            <text:p>52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formula="of:=1-(1-[.$C11]*[.$C$3]/[.$C$2])^[.D$5]" office:value-type="percentage" office:value="0.0947368421052631" calcext:value-type="percentage">
            <text:p>9.5%</text:p>
          </table:table-cell>
          <table:table-cell table:formula="of:=1-(1-[.$C11]*[.$C$3]/[.$C$2])^[.E$5]" office:value-type="percentage" office:value="0.44963719462063" calcext:value-type="percentage">
            <text:p>45.0%</text:p>
          </table:table-cell>
          <table:table-cell table:formula="of:=1-(1-[.$C11]*[.$C$3]/[.$C$2])^[.F$5]" office:value-type="percentage" office:value="0.630385960202261" calcext:value-type="percentage">
            <text:p>63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formula="of:=1-(1-[.$C12]*[.$C$3]/[.$C$2])^[.D$5]" office:value-type="percentage" office:value="0.118421052631579" calcext:value-type="percentage">
            <text:p>11.8%</text:p>
          </table:table-cell>
          <table:table-cell table:formula="of:=1-(1-[.$C12]*[.$C$3]/[.$C$2])^[.E$5]" office:value-type="percentage" office:value="0.530573867684006" calcext:value-type="percentage">
            <text:p>53.1%</text:p>
          </table:table-cell>
          <table:table-cell table:formula="of:=1-(1-[.$C12]*[.$C$3]/[.$C$2])^[.F$5]" office:value-type="percentage" office:value="0.716461456445119" calcext:value-type="percentage">
            <text:p>71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formula="of:=1-(1-[.$C13]*[.$C$3]/[.$C$2])^[.D$5]" office:value-type="percentage" office:value="0.142105263157895" calcext:value-type="percentage">
            <text:p>14.2%</text:p>
          </table:table-cell>
          <table:table-cell table:formula="of:=1-(1-[.$C13]*[.$C$3]/[.$C$2])^[.E$5]" office:value-type="percentage" office:value="0.601338753162918" calcext:value-type="percentage">
            <text:p>60.1%</text:p>
          </table:table-cell>
          <table:table-cell table:formula="of:=1-(1-[.$C13]*[.$C$3]/[.$C$2])^[.F$5]" office:value-type="percentage" office:value="0.784056550519701" calcext:value-type="percentage">
            <text:p>78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formula="of:=1-(1-[.$C14]*[.$C$3]/[.$C$2])^[.D$5]" office:value-type="percentage" office:value="0.16578947368421" calcext:value-type="percentage">
            <text:p>16.6%</text:p>
          </table:table-cell>
          <table:table-cell table:formula="of:=1-(1-[.$C14]*[.$C$3]/[.$C$2])^[.E$5]" office:value-type="percentage" office:value="0.662981304214042" calcext:value-type="percentage">
            <text:p>66.3%</text:p>
          </table:table-cell>
          <table:table-cell table:formula="of:=1-(1-[.$C14]*[.$C$3]/[.$C$2])^[.F$5]" office:value-type="percentage" office:value="0.83678628278659" calcext:value-type="percentage">
            <text:p>83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formula="of:=1-(1-[.$C15]*[.$C$3]/[.$C$2])^[.D$5]" office:value-type="percentage" office:value="0.189473684210526" calcext:value-type="percentage">
            <text:p>18.9%</text:p>
          </table:table-cell>
          <table:table-cell table:formula="of:=1-(1-[.$C15]*[.$C$3]/[.$C$2])^[.E$5]" office:value-type="percentage" office:value="0.716467583512869" calcext:value-type="percentage">
            <text:p>71.6%</text:p>
          </table:table-cell>
          <table:table-cell table:formula="of:=1-(1-[.$C15]*[.$C$3]/[.$C$2])^[.F$5]" office:value-type="percentage" office:value="0.877631059778839" calcext:value-type="percentage">
            <text:p>87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formula="of:=1-(1-[.$C16]*[.$C$3]/[.$C$2])^[.D$5]" office:value-type="percentage" office:value="0.213157894736842" calcext:value-type="percentage">
            <text:p>21.3%</text:p>
          </table:table-cell>
          <table:table-cell table:formula="of:=1-(1-[.$C16]*[.$C$3]/[.$C$2])^[.E$5]" office:value-type="percentage" office:value="0.762684802925348" calcext:value-type="percentage">
            <text:p>76.3%</text:p>
          </table:table-cell>
          <table:table-cell table:formula="of:=1-(1-[.$C16]*[.$C$3]/[.$C$2])^[.F$5]" office:value-type="percentage" office:value="0.909034666291018" calcext:value-type="percentage">
            <text:p>90.9%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mmon EOL of an image</text:p>
          </table:table-cell>
          <table:table-cell/>
          <table:table-cell table:formula="of:=[.C16]+1" office:value-type="float" office:value="10" calcext:value-type="float">
            <text:p>10</text:p>
          </table:table-cell>
          <table:table-cell table:formula="of:=1-(1-[.$C17]*[.$C$3]/[.$C$2])^[.D$5]" office:value-type="percentage" office:value="0.236842105263158" calcext:value-type="percentage">
            <text:p>23.7%</text:p>
          </table:table-cell>
          <table:table-cell table:formula="of:=1-(1-[.$C17]*[.$C$3]/[.$C$2])^[.E$5]" office:value-type="percentage" office:value="0.80244573609696" calcext:value-type="percentage">
            <text:p>80.2%</text:p>
          </table:table-cell>
          <table:table-cell table:formula="of:=1-(1-[.$C17]*[.$C$3]/[.$C$2])^[.F$5]" office:value-type="percentage" office:value="0.932989321882311" calcext:value-type="percentage">
            <text:p>93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formula="of:=1-(1-[.$C18]*[.$C$3]/[.$C$2])^[.D$5]" office:value-type="percentage" office:value="0.260526315789474" calcext:value-type="percentage">
            <text:p>26.1%</text:p>
          </table:table-cell>
          <table:table-cell table:formula="of:=1-(1-[.$C18]*[.$C$3]/[.$C$2])^[.E$5]" office:value-type="percentage" office:value="0.836493003959236" calcext:value-type="percentage">
            <text:p>83.6%</text:p>
          </table:table-cell>
          <table:table-cell table:formula="of:=1-(1-[.$C18]*[.$C$3]/[.$C$2])^[.F$5]" office:value-type="percentage" office:value="0.951109189958116" calcext:value-type="percentage">
            <text:p>95.1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formula="of:=1-(1-[.$C19]*[.$C$3]/[.$C$2])^[.D$5]" office:value-type="percentage" office:value="0.284210526315789" calcext:value-type="percentage">
            <text:p>28.4%</text:p>
          </table:table-cell>
          <table:table-cell table:formula="of:=1-(1-[.$C19]*[.$C$3]/[.$C$2])^[.E$5]" office:value-type="percentage" office:value="0.865503233153695" calcext:value-type="percentage">
            <text:p>86.6%</text:p>
          </table:table-cell>
          <table:table-cell table:formula="of:=1-(1-[.$C19]*[.$C$3]/[.$C$2])^[.F$5]" office:value-type="percentage" office:value="0.964693629512049" calcext:value-type="percentage">
            <text:p>96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formula="of:=1-(1-[.$C20]*[.$C$3]/[.$C$2])^[.D$5]" office:value-type="percentage" office:value="0.307894736842105" calcext:value-type="percentage">
            <text:p>30.8%</text:p>
          </table:table-cell>
          <table:table-cell table:formula="of:=1-(1-[.$C20]*[.$C$3]/[.$C$2])^[.E$5]" office:value-type="percentage" office:value="0.890091087373233" calcext:value-type="percentage">
            <text:p>89.0%</text:p>
          </table:table-cell>
          <table:table-cell table:formula="of:=1-(1-[.$C20]*[.$C$3]/[.$C$2])^[.F$5]" office:value-type="percentage" office:value="0.974781368323947" calcext:value-type="percentage">
            <text:p>97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formula="of:=1-(1-[.$C21]*[.$C$3]/[.$C$2])^[.D$5]" office:value-type="percentage" office:value="0.331578947368421" calcext:value-type="percentage">
            <text:p>33.2%</text:p>
          </table:table-cell>
          <table:table-cell table:formula="of:=1-(1-[.$C21]*[.$C$3]/[.$C$2])^[.E$5]" office:value-type="percentage" office:value="0.910813171620933" calcext:value-type="percentage">
            <text:p>91.1%</text:p>
          </table:table-cell>
          <table:table-cell table:formula="of:=1-(1-[.$C21]*[.$C$3]/[.$C$2])^[.F$5]" office:value-type="percentage" office:value="0.982196671717834" calcext:value-type="percentage">
            <text:p>98.2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formula="of:=1-(1-[.$C22]*[.$C$3]/[.$C$2])^[.D$5]" office:value-type="percentage" office:value="0.355263157894737" calcext:value-type="percentage">
            <text:p>35.5%</text:p>
          </table:table-cell>
          <table:table-cell table:formula="of:=1-(1-[.$C22]*[.$C$3]/[.$C$2])^[.E$5]" office:value-type="percentage" office:value="0.928171809386317" calcext:value-type="percentage">
            <text:p>92.8%</text:p>
          </table:table-cell>
          <table:table-cell table:formula="of:=1-(1-[.$C22]*[.$C$3]/[.$C$2])^[.F$5]" office:value-type="percentage" office:value="0.987588482685363" calcext:value-type="percentage">
            <text:p>98.8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verage = 1-(1-day*D/R)^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5:45:47.12477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01-24T15:45:53.025353654</dc:date>
    <meta:editing-duration>PT1H14M8S</meta:editing-duration>
    <meta:editing-cycles>82</meta:editing-cycles>
    <meta:generator>LibreOffice/5.2.3.3$Linux_X86_64 LibreOffice_project/20m0$Build-3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55cm" svg:y="0.379cm" svg:width="13.758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36842105263158">
                <text:p>0.0236842105263158</text:p>
              </table:table-cell>
              <table:table-cell office:value-type="float" office:value="0.133952169722852">
                <text:p>0.133952169722852</text:p>
              </table:table-cell>
              <table:table-cell office:value-type="float" office:value="0.213129742439187">
                <text:p>0.2131297424391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73684210526316">
                <text:p>0.0473684210526316</text:p>
              </table:table-cell>
              <table:table-cell office:value-type="float" office:value="0.252605593100042">
                <text:p>0.252605593100042</text:p>
              </table:table-cell>
              <table:table-cell office:value-type="float" office:value="0.384469270757951">
                <text:p>0.3844692707579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10526315789474">
                <text:p>0.0710526315789474</text:p>
              </table:table-cell>
              <table:table-cell office:value-type="float" office:value="0.357391223580721">
                <text:p>0.357391223580721</text:p>
              </table:table-cell>
              <table:table-cell office:value-type="float" office:value="0.521467886683238">
                <text:p>0.5214678866832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47368421052631">
                <text:p>0.0947368421052631</text:p>
              </table:table-cell>
              <table:table-cell office:value-type="float" office:value="0.44963719462063">
                <text:p>0.44963719462063</text:p>
              </table:table-cell>
              <table:table-cell office:value-type="float" office:value="0.630385960202261">
                <text:p>0.6303859602022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421052631579">
                <text:p>0.118421052631579</text:p>
              </table:table-cell>
              <table:table-cell office:value-type="float" office:value="0.530573867684006">
                <text:p>0.530573867684006</text:p>
              </table:table-cell>
              <table:table-cell office:value-type="float" office:value="0.716461456445119">
                <text:p>0.7164614564451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2105263157895">
                <text:p>0.142105263157895</text:p>
              </table:table-cell>
              <table:table-cell office:value-type="float" office:value="0.601338753162918">
                <text:p>0.601338753162918</text:p>
              </table:table-cell>
              <table:table-cell office:value-type="float" office:value="0.784056550519701">
                <text:p>0.7840565505197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578947368421">
                <text:p>0.16578947368421</text:p>
              </table:table-cell>
              <table:table-cell office:value-type="float" office:value="0.662981304214042">
                <text:p>0.662981304214042</text:p>
              </table:table-cell>
              <table:table-cell office:value-type="float" office:value="0.83678628278659">
                <text:p>0.836786282786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716467583512869">
                <text:p>0.716467583512869</text:p>
              </table:table-cell>
              <table:table-cell office:value-type="float" office:value="0.877631059778839">
                <text:p>0.8776310597788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3157894736842">
                <text:p>0.213157894736842</text:p>
              </table:table-cell>
              <table:table-cell office:value-type="float" office:value="0.762684802925348">
                <text:p>0.762684802925348</text:p>
              </table:table-cell>
              <table:table-cell office:value-type="float" office:value="0.909034666291018">
                <text:p>0.9090346662910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80244573609696">
                <text:p>0.80244573609696</text:p>
              </table:table-cell>
              <table:table-cell office:value-type="float" office:value="0.932989321882311">
                <text:p>0.9329893218823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0526315789474">
                <text:p>0.260526315789474</text:p>
              </table:table-cell>
              <table:table-cell office:value-type="float" office:value="0.836493003959236">
                <text:p>0.836493003959236</text:p>
              </table:table-cell>
              <table:table-cell office:value-type="float" office:value="0.951109189958116">
                <text:p>0.9511091899581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865503233153695">
                <text:p>0.865503233153695</text:p>
              </table:table-cell>
              <table:table-cell office:value-type="float" office:value="0.964693629512049">
                <text:p>0.9646936295120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7894736842105">
                <text:p>0.307894736842105</text:p>
              </table:table-cell>
              <table:table-cell office:value-type="float" office:value="0.890091087373233">
                <text:p>0.890091087373233</text:p>
              </table:table-cell>
              <table:table-cell office:value-type="float" office:value="0.974781368323947">
                <text:p>0.9747813683239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910813171620933">
                <text:p>0.910813171620933</text:p>
              </table:table-cell>
              <table:table-cell office:value-type="float" office:value="0.982196671717834">
                <text:p>0.9821966717178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55263157894737">
                <text:p>0.355263157894737</text:p>
              </table:table-cell>
              <table:table-cell office:value-type="float" office:value="0.928171809386317">
                <text:p>0.928171809386317</text:p>
              </table:table-cell>
              <table:table-cell office:value-type="float" office:value="0.987588482685363">
                <text:p>0.987588482685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